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measure" style:list-style-name="L1">
      <style:graphic-properties draw:textarea-vertical-align="middle" draw:placing="below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1.6cm" draw:placing="below"/>
    </style:style>
    <style:style style:name="gr6" style:family="graphic" style:parent-style-name="measure" style:list-style-name="L1">
      <style:graphic-properties draw:textarea-vertical-align="middle" draw:line-distance="1.6cm" draw:placing="below"/>
    </style:style>
    <style:style style:name="gr7" style:family="graphic" style:parent-style-name="measure" style:list-style-name="L1">
      <style:graphic-properties draw:textarea-vertical-align="middle" draw:line-distance="1.6cm" draw:placing="below"/>
    </style:style>
    <style:style style:name="gr8" style:family="graphic" style:parent-style-name="measure" style:list-style-name="L1">
      <style:graphic-properties draw:textarea-vertical-align="middle" draw:line-distance="1.6cm" draw:start-guide="-0.1cm" draw:placing="below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5.4cm" svg:height="2cm" svg:x="2.1cm" svg:y="7.8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2cm" svg:height="2cm" svg:x="2.1cm" svg:y="7.8cm">
          <text:p text:style-name="P1"><text:span text:style-name="T1">PEB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2cm" svg:height="2cm" svg:x="4.3cm" svg:y="7.8cm">
          <text:p text:style-name="P1"><text:span text:style-name="T1">PEB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2cm" svg:height="2cm" svg:x="6.5cm" svg:y="7.8cm">
          <text:p text:style-name="P1"><text:span text:style-name="T1">PEB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2cm" svg:height="2cm" svg:x="25.3cm" svg:y="7.8cm">
          <text:p text:style-name="P1"><text:span text:style-name="T1">PEB N</text:span></text:p>
          <draw:enhanced-geometry svg:viewBox="0 0 21600 21600" draw:type="rectangle" draw:enhanced-path="M 0 0 L 21600 0 21600 21600 0 21600 0 0 Z N"/>
        </draw:custom-shape>
        <draw:measure draw:style-name="gr2" draw:text-style-name="P3" draw:layer="measurelines" svg:x1="2.1cm" svg:y1="9.7cm" svg:x2="27.5cm" svg:y2="9.7cm">
          <text:p text:style-name="P3"><text:span text:style-name="T2">MTD-Partition (e.g. mtd0)</text:span></text:p>
        </draw:measure>
        <draw:custom-shape draw:style-name="gr1" draw:text-style-name="P2" xml:id="id12" draw:id="id12" draw:layer="layout" svg:width="2.2cm" svg:height="2cm" svg:x="23.1cm" svg:y="7.8cm">
          <text:p text:style-name="P1"><text:span text:style-name="T1">PEB N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2cm" svg:height="2cm" svg:x="20.9cm" svg:y="7.8cm">
          <text:p text:style-name="P1"><text:span text:style-name="T1">PEB N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4cm" svg:height="2cm" svg:x="2.1cm" svg:y="3.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2cm" svg:height="2cm" svg:x="2.1cm" svg:y="3.5cm">
          <text:p text:style-name="P1"><text:span text:style-name="T1">LEB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2cm" svg:height="2cm" svg:x="4.3cm" svg:y="3.5cm">
          <text:p text:style-name="P1"><text:span text:style-name="T1">LEB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2cm" svg:height="2cm" svg:x="6.5cm" svg:y="3.5cm">
          <text:p text:style-name="P1"><text:span text:style-name="T1">LEB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2cm" svg:height="2cm" svg:x="25.3cm" svg:y="3.5cm">
          <text:p text:style-name="P1"><text:span text:style-name="T1">LEB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2cm" svg:height="2cm" svg:x="23.1cm" svg:y="3.5cm">
          <text:p text:style-name="P1"><text:span text:style-name="T1">LEB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2cm" svg:height="2cm" svg:x="20.9cm" svg:y="3.5cm">
          <text:p text:style-name="P1"><text:span text:style-name="T1">LEB 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5.4cm" svg:y1="5.5cm" svg:x2="3.2cm" svg:y2="7.8cm" draw:start-shape="id1" draw:start-glue-point="2" draw:end-shape="id2" draw:end-glue-point="0" svg:d="M5400 5500v501l-2200 1298v501" svg:viewBox="0 0 2201 2301">
          <text:p/>
        </draw:connector>
        <draw:connector draw:style-name="gr3" draw:text-style-name="P1" draw:layer="layout" draw:type="lines" svg:x1="7.6cm" svg:y1="5.5cm" svg:x2="7.6cm" svg:y2="7.8cm" draw:start-shape="id3" draw:start-glue-point="2" draw:end-shape="id4" draw:end-glue-point="0" svg:d="M7600 5500v501 1298 501" svg:viewBox="0 0 1 2301">
          <text:p/>
        </draw:connector>
        <draw:connector draw:style-name="gr3" draw:text-style-name="P1" draw:layer="layout" draw:type="lines" svg:x1="22cm" svg:y1="5.5cm" svg:x2="5.4cm" svg:y2="7.8cm" draw:start-shape="id5" draw:start-glue-point="2" draw:end-shape="id6" draw:end-glue-point="0" svg:d="M22000 5500v501l-16600 1298v501" svg:viewBox="0 0 16601 2301">
          <text:p/>
        </draw:connector>
        <draw:connector draw:style-name="gr3" draw:text-style-name="P1" draw:layer="layout" draw:type="lines" svg:x1="3.2cm" svg:y1="5.5cm" svg:x2="22cm" svg:y2="7.8cm" draw:start-shape="id7" draw:start-glue-point="2" draw:end-shape="id8" draw:end-glue-point="0" svg:d="M3200 5500v501l18800 1298v501" svg:viewBox="0 0 18801 2301">
          <text:p/>
        </draw:connector>
        <draw:connector draw:style-name="gr3" draw:text-style-name="P1" draw:layer="layout" draw:type="lines" svg:x1="26.4cm" svg:y1="5.5cm" svg:x2="26.4cm" svg:y2="7.8cm" draw:start-shape="id9" draw:start-glue-point="2" draw:end-shape="id10" draw:end-glue-point="0" svg:d="M26400 5500v501 1298 501" svg:viewBox="0 0 1 2301">
          <text:p/>
        </draw:connector>
        <draw:connector draw:style-name="gr3" draw:text-style-name="P1" draw:layer="layout" draw:type="lines" svg:x1="24.2cm" svg:y1="5.5cm" svg:x2="24.2cm" svg:y2="7.8cm" draw:start-shape="id11" draw:start-glue-point="2" draw:end-shape="id12" draw:end-glue-point="0" svg:d="M24200 5500v501 1298 501" svg:viewBox="0 0 1 2301">
          <text:p/>
        </draw:connector>
        <draw:measure draw:style-name="gr4" draw:text-style-name="P1" draw:layer="measurelines" svg:x1="2.1cm" svg:y1="3.6cm" svg:x2="27.5cm" svg:y2="3.6cm">
          <text:p text:style-name="P4"><text:span text:style-name="T2"><text:measure text:kind="gap"/></text:span><text:span text:style-name="T2">UBI Device (e.g ubi0)</text:span></text:p>
        </draw:measure>
        <draw:measure draw:style-name="gr5" draw:text-style-name="P3" draw:layer="measurelines" svg:x1="6.5cm" svg:y1="3.6cm" svg:x2="2.1cm" svg:y2="3.6cm">
          <text:p text:style-name="P3"><text:span text:style-name="T2">Volume 0</text:span></text:p>
        </draw:measure>
        <draw:measure draw:style-name="gr6" draw:text-style-name="P3" draw:layer="layout" svg:x1="17.6cm" svg:y1="3.6cm" svg:x2="6.5cm" svg:y2="3.6cm">
          <text:p text:style-name="P3"><text:span text:style-name="T2">Volume 1</text:span></text:p>
        </draw:measure>
        <draw:measure draw:style-name="gr7" draw:text-style-name="P3" draw:layer="layout" svg:x1="25.3cm" svg:y1="3.6cm" svg:x2="20.9cm" svg:y2="3.6cm">
          <text:p text:style-name="P3"><text:span text:style-name="T2">Volume N-1</text:span></text:p>
        </draw:measure>
        <draw:measure draw:style-name="gr8" draw:text-style-name="P3" draw:layer="layout" svg:x1="27.5cm" svg:y1="3.6cm" svg:x2="25.3cm" svg:y2="3.6cm">
          <text:p text:style-name="P3"><text:span text:style-name="T2">Volume N</text:span></text:p>
        </draw:measure>
        <draw:custom-shape draw:style-name="gr9" draw:text-style-name="P1" draw:layer="layout" svg:width="6.3cm" svg:height="6.3cm" svg:x="5.8cm" svg:y="12.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1cm" svg:y1="12.4cm" svg:x2="4.3cm" svg:y2="7.8cm">
          <text:p/>
        </draw:line>
        <draw:line draw:style-name="gr10" draw:text-style-name="P1" draw:layer="layout" svg:x1="2.1cm" svg:y1="9.8cm" svg:x2="5.8cm" svg:y2="18.7cm">
          <text:p/>
        </draw:line>
        <draw:custom-shape draw:style-name="gr1" draw:text-style-name="P1" draw:layer="layout" svg:width="6.3cm" svg:height="1.2cm" svg:x="5.8cm" svg:y="12.4cm">
          <text:p text:style-name="P1">EC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1.2cm" svg:x="5.8cm" svg:y="13.6cm">
          <text:p text:style-name="P1">Volume-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cm" svg:height="3.9cm" svg:x="5.8cm" svg:y="14.8cm">
          <text:p text:style-name="P1">LEB 0's payloa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Arial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3T17:22:02</meta:creation-date>
    <dc:date>2015-09-30T11:02:06.631095879</dc:date>
    <meta:editing-duration>PT9M55S</meta:editing-duration>
    <meta:editing-cycles>3</meta:editing-cycles>
    <meta:generator>LibreOffice/4.3.7.2$Linux_X86_64 LibreOffice_project/430m0$Build-2</meta:generator>
    <meta:document-statistic meta:object-count="32"/>
  </office:meta>
</office:document-meta>
</file>